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146cm" style:contextual-spacing="false"/>
    </style:style>
    <style:style style:name="P2" style:family="paragraph" style:parent-style-name="Text_20_body" style:list-style-name="L1">
      <style:paragraph-properties fo:margin-top="0cm" fo:margin-bottom="0.146cm" style:contextual-spacing="false"/>
      <style:text-properties officeooo:paragraph-rsid="001c470f"/>
    </style:style>
    <style:style style:name="P3" style:family="paragraph" style:parent-style-name="Text_20_body" style:list-style-name="L1">
      <style:paragraph-properties fo:margin-top="0cm" fo:margin-bottom="0.146cm" style:contextual-spacing="false"/>
      <style:text-properties officeooo:paragraph-rsid="0019f089"/>
    </style:style>
    <style:style style:name="P4" style:family="paragraph" style:parent-style-name="Text_20_body" style:list-style-name="L1">
      <style:paragraph-properties fo:margin-top="0cm" fo:margin-bottom="0.146cm" style:contextual-spacing="false"/>
      <style:text-properties officeooo:rsid="0019f089" officeooo:paragraph-rsid="0019f089"/>
    </style:style>
    <style:style style:name="P5" style:family="paragraph" style:parent-style-name="Heading_20_2">
      <style:text-properties officeooo:paragraph-rsid="0020bb9a"/>
    </style:style>
    <style:style style:name="P6" style:family="paragraph" style:parent-style-name="Text_20_body">
      <style:text-properties officeooo:paragraph-rsid="0020d285"/>
    </style:style>
    <style:style style:name="P7" style:family="paragraph" style:parent-style-name="Text_20_body" style:list-style-name="L2">
      <style:text-properties officeooo:paragraph-rsid="0020d285"/>
    </style:style>
    <style:style style:name="P8" style:family="paragraph" style:parent-style-name="Text_20_body" style:list-style-name="L2">
      <style:text-properties officeooo:rsid="0020bb9a" officeooo:paragraph-rsid="0020d285"/>
    </style:style>
    <style:style style:name="P9" style:family="paragraph" style:parent-style-name="Text_20_body" style:list-style-name="L2">
      <style:text-properties officeooo:rsid="0020d285" officeooo:paragraph-rsid="0020d285"/>
    </style:style>
    <style:style style:name="P10" style:family="paragraph" style:parent-style-name="Text_20_body" style:list-style-name="L2">
      <style:text-properties officeooo:paragraph-rsid="00213b9a"/>
    </style:style>
    <style:style style:name="P11" style:family="paragraph" style:parent-style-name="Text_20_body" style:list-style-name="L3">
      <style:text-properties officeooo:paragraph-rsid="0025079f"/>
    </style:style>
    <style:style style:name="P12" style:family="paragraph" style:parent-style-name="Standard" style:list-style-name="L3"/>
    <style:style style:name="P13" style:family="paragraph" style:parent-style-name="Standard" style:list-style-name="L3">
      <style:text-properties officeooo:paragraph-rsid="0027b0a6"/>
    </style:style>
    <style:style style:name="P14" style:family="paragraph" style:parent-style-name="Standard" style:list-style-name="L3">
      <style:text-properties officeooo:paragraph-rsid="00290233"/>
    </style:style>
    <style:style style:name="P15" style:family="paragraph" style:parent-style-name="Standard" style:list-style-name="L3">
      <style:text-properties officeooo:rsid="00290233" officeooo:paragraph-rsid="00290233"/>
    </style:style>
    <style:style style:name="P16" style:family="paragraph" style:parent-style-name="Standard" style:list-style-name="L3">
      <style:text-properties officeooo:rsid="002a97e1" officeooo:paragraph-rsid="002a97e1"/>
    </style:style>
    <style:style style:name="P17" style:family="paragraph" style:parent-style-name="Standard">
      <style:text-properties officeooo:paragraph-rsid="002d0427"/>
    </style:style>
    <style:style style:name="P18" style:family="paragraph" style:parent-style-name="Text_20_body">
      <style:text-properties officeooo:paragraph-rsid="002d0427"/>
    </style:style>
    <style:style style:name="P19" style:family="paragraph" style:parent-style-name="Heading_20_2">
      <style:text-properties officeooo:rsid="0020bb9a" officeooo:paragraph-rsid="002d0427"/>
    </style:style>
    <style:style style:name="P20" style:family="paragraph" style:parent-style-name="Standard">
      <style:text-properties officeooo:rsid="0020d285" officeooo:paragraph-rsid="002e1e93"/>
    </style:style>
    <style:style style:name="P21" style:family="paragraph" style:parent-style-name="Text_20_body">
      <style:paragraph-properties fo:margin-top="0cm" fo:margin-bottom="0.146cm" style:contextual-spacing="false" fo:break-before="page"/>
    </style:style>
    <style:style style:name="T1" style:family="text">
      <style:text-properties officeooo:rsid="0019f089"/>
    </style:style>
    <style:style style:name="T2" style:family="text">
      <style:text-properties officeooo:rsid="001a6b9b"/>
    </style:style>
    <style:style style:name="T3" style:family="text">
      <style:text-properties officeooo:rsid="001c470f"/>
    </style:style>
    <style:style style:name="T4" style:family="text">
      <style:text-properties officeooo:rsid="0020d285"/>
    </style:style>
    <style:style style:name="T5" style:family="text">
      <style:text-properties fo:font-weight="bold" style:font-weight-asian="bold" style:font-weight-complex="bold"/>
    </style:style>
    <style:style style:name="T6" style:family="text">
      <style:text-properties fo:font-weight="bold" officeooo:rsid="001ec6bc" style:font-weight-asian="bold" style:font-weight-complex="bold"/>
    </style:style>
    <style:style style:name="T7" style:family="text">
      <style:text-properties officeooo:rsid="001f1efb"/>
    </style:style>
    <style:style style:name="T8" style:family="text">
      <style:text-properties officeooo:rsid="001ec6bc"/>
    </style:style>
    <style:style style:name="T9" style:family="text">
      <style:text-properties officeooo:rsid="0020bb9a"/>
    </style:style>
    <style:style style:name="T10" style:family="text">
      <style:text-properties officeooo:rsid="00224e79"/>
    </style:style>
    <style:style style:name="T11" style:family="text">
      <style:text-properties officeooo:rsid="00213b9a"/>
    </style:style>
    <style:style style:name="T12" style:family="text">
      <style:text-properties officeooo:rsid="0023fea8"/>
    </style:style>
    <style:style style:name="T13" style:family="text">
      <style:text-properties fo:font-weight="bold" officeooo:rsid="0025079f" style:font-weight-asian="bold" style:font-weight-complex="bold"/>
    </style:style>
    <style:style style:name="T14" style:family="text">
      <style:text-properties fo:font-weight="bold" officeooo:rsid="0026a151" style:font-weight-asian="bold" style:font-weight-complex="bold"/>
    </style:style>
    <style:style style:name="T15" style:family="text">
      <style:text-properties officeooo:rsid="0025079f"/>
    </style:style>
    <style:style style:name="T16" style:family="text">
      <style:text-properties officeooo:rsid="0026a151"/>
    </style:style>
    <style:style style:name="T17" style:family="text">
      <style:text-properties officeooo:rsid="0027b0a6"/>
    </style:style>
    <style:style style:name="T18" style:family="text">
      <style:text-properties officeooo:rsid="002a43db"/>
    </style:style>
    <style:style style:name="T19" style:family="text">
      <style:text-properties officeooo:rsid="002a97e1"/>
    </style:style>
    <style:style style:name="T20" style:family="text">
      <style:text-properties officeooo:rsid="002d962c"/>
    </style:style>
    <style:style style:name="T21" style:family="text">
      <style:text-properties officeooo:rsid="0027df92"/>
    </style:style>
    <style:style style:name="T22" style:family="text">
      <style:text-properties officeooo:rsid="00290233"/>
    </style:style>
    <style:style style:name="T23" style:family="text">
      <style:text-properties officeooo:rsid="002b9235"/>
    </style:style>
    <style:style style:name="T24" style:family="text">
      <style:text-properties officeooo:rsid="002bfce7"/>
    </style:style>
    <style:style style:name="T25" style:family="text">
      <style:text-properties officeooo:rsid="002d042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 <text:span text:style-name="T1">Appli RZ</text:span> Communication Arduino ↔ Smartphone via protocole VPIV</text:p>
      <text:p text:style-name="Preformatted_20_Text"/>
      <text:h text:style-name="Heading_20_1" text:outline-level="1">🔸 Contexte général</text:h>
      <text:p text:style-name="P1"><text:span text:style-name="T1">Objectif :réaliser un </text:span>robot piloté via un smartphone <text:span text:style-name="T1">pilote</text:span> (SP)** utilisant Node-RED. <text:s/></text:p>
      <text:p text:style-name="P1">Le robot embarque un <text:s/>smartphone (SE) connecté à une <text:s/><text:span text:style-name="T1">c</text:span>arte Arduino Mega <text:s/>via USB .<text:line-break/><text:span text:style-name="T1">La carte Arduino <text:s/></text:span>sert d’interface capteurs/actionneurs.<text:line-break/><text:span text:style-name="T1">Le robot peut également utiliser les applications et les capteurs du SE. L’application </text:span><text:span text:style-name="T2">T</text:span><text:span text:style-name="T1">asker est l’intermédiaire qui permet le contrôle du smartphone SE.</text:span></text:p>
      <text:p text:style-name="P1">Les deux smartphones communiquent entre eux par **MQTT** :</text:p>
      <text:list text:style-name="L1">
        <text:list-item>
          <text:p text:style-name="P2">SP (pilote)** → <text:span text:style-name="T3">via </text:span>Node-RED : </text:p>
          <text:list>
            <text:list-item>
              <text:p text:style-name="P2">gestion <text:span text:style-name="T3">via des fonctions qui traitent les données et qui peuvent également établir des règles d’interactions entre les variables</text:span></text:p>
            </text:list-item>
            <text:list-item>
              <text:p text:style-name="P2">visualisation <text:span text:style-name="T3">(</text:span> <text:span text:style-name="T3">dashboard 2 flowfuse vue 3)</text:span></text:p>
            </text:list-item>
            <text:list-item>
              <text:p text:style-name="P2">ordres – <text:span text:style-name="T3">communication : dans node-red une partie gestion des variables avec une structure commune des variables</text:span></text:p>
            </text:list-item>
          </text:list>
        </text:list-item>
        <text:list-item>
          <text:p text:style-name="P3">SE (embarqué)** → <text:span text:style-name="T1">agit de deux façons :</text:span></text:p>
          <text:list>
            <text:list-item>
              <text:p text:style-name="P3"><text:span text:style-name="T1"><text:s/>comme relais / arduino : </text:span><text:s/>reçoit les ordres de SP, relaie vers Arduino, publie les retours capteurs. </text:p>
            </text:list-item>
            <text:list-item>
              <text:p text:style-name="P4">Comme <text:span text:style-name="T2">porte vers le système android via Tasker qui permet de contrôler l’affichage de SE, le lancement d’application tierce, la transmission des infos de ses capteurs.</text:span></text:p>
            </text:list-item>
          </text:list>
        </text:list-item>
      </text:list>
      <text:p text:style-name="P1">Le rôle de l’Arduino est donc :</text:p>
      <text:p text:style-name="P1">1. **Recevoir des messages** du SE via USB série <text:s/></text:p>
      <text:p text:style-name="P1">2. **Décoder** un protocole texte compact appelé **VPIV** <text:s/></text:p>
      <text:p text:style-name="Text_20_body">3. **Exécuter** les actions correspondantes (LED, servo, moteur, etc.) <text:s/></text:p>
      <text:p text:style-name="Text_20_body">4. **Répondre** via des messages codés au même format</text:p>
      <text:p text:style-name="Text_20_body"/>
      <text:h text:style-name="Heading_20_1" text:outline-level="1"><text:s/>🔸 Structure du projet Arduino</text:h>
      <text:p text:style-name="Text_20_body"/>
      <text:p text:style-name="Text_20_body">Arborescence simplifiée :</text:p>
      <text:p text:style-name="Text_20_body"/>
      <text:p text:style-name="Text_20_body">```</text:p>
      <text:p text:style-name="Text_20_body">arduino/</text:p>
      <text:p text:style-name="Text_20_body"><text:s/>├── RZmegaV4.ino <text:s text:c="13"/>→ programme principal</text:p>
      <text:p text:style-name="Text_20_body"><text:soft-page-break/><text:s/>├── RZlibrairiesPerso/</text:p>
      <text:p text:style-name="Text_20_body"><text:s/>│ <text:s text:c="2"/>├── library.properties</text:p>
      <text:p text:style-name="Text_20_body"><text:s/>│ <text:s text:c="2"/>└── src/</text:p>
      <text:p text:style-name="Text_20_body"><text:s/>│ <text:s text:c="7"/>├── RZlibrairiesPerso.h</text:p>
      <text:p text:style-name="Text_20_body"><text:s/>│ <text:s text:c="7"/>├── communication.cpp / .h</text:p>
      <text:p text:style-name="Text_20_body"><text:s/>│ <text:s text:c="7"/>├── config.cpp / .h</text:p>
      <text:p text:style-name="Text_20_body"><text:s/>│ <text:s text:c="7"/>├── emergency.cpp / .h</text:p>
      <text:p text:style-name="Text_20_body"><text:s/>│ <text:s text:c="7"/>├── leds.*, servos.*, moteurs.*, etc.</text:p>
      <text:p text:style-name="Text_20_body">```</text:p>
      <text:h text:style-name="Heading_20_2" text:outline-level="2">### Enchaînement des inclusions</text:h>
      <text:p text:style-name="Text_20_body">```</text:p>
      <text:p text:style-name="Text_20_body">RZlibrairiesPerso.h</text:p>
      <text:p text:style-name="Text_20_body"><text:s/>└── config.h <text:s text:c="8"/>→ constantes globales</text:p>
      <text:p text:style-name="Text_20_body"><text:s/>└── communication.h <text:s/>→ protocole VPIV</text:p>
      <text:p text:style-name="Text_20_body"><text:s/>└── autres modules <text:s text:c="2"/>→ leds, servos, moteurs, capteurs, etc.</text:p>
      <text:p text:style-name="Text_20_body">```</text:p>
      <text:p text:style-name="Text_20_body"/>
      <text:p text:style-name="Text_20_body">Le **fichier principal `RZmegaV4.ino`** :</text:p>
      <text:p text:style-name="Text_20_body">- appelle la boucle de réception (`recvSeWithStartEndMarkers()`)</text:p>
      <text:p text:style-name="Text_20_body">- traite les données reçues (`SeTraitementNewV4()`)</text:p>
      <text:h text:style-name="P5" text:outline-level="2">🔸 Format du protocole <text:span text:style-name="T4">T</text:span>VPIV</text:h>
      <text:p text:style-name="P6"><text:span text:style-name="T5">$&lt;type&gt; :&lt;variable&gt; :&lt;</text:span><text:span text:style-name="T6">propriete&gt;</text:span><text:span text:style-name="T5">:&lt;instances&gt; :&lt;valeurs&gt;#</text:span></text:p>
      <text:p text:style-name="P6">Le protocole VPIV est un **format textuel minimaliste** pour échanger des données structurées <text:span text:style-name="T7">via MQTT et le cas échéant </text:span>sur <text:span text:style-name="T7">un </text:span>port série. <text:span text:style-name="T8">Il est choisis d’avoir une c</text:span><text:span text:style-name="T7">oh</text:span><text:span text:style-name="T8">érence entre les variables <text:s/></text:span><text:span text:style-name="T7">désignant les capteurs, actionneurs, mode de fonctionnement,… des différents appareils. </text:span></text:p>
      <text:list text:style-name="L2">
        <text:list-item>
          <text:p text:style-name="P7"><text:span text:style-name="T7"><text:s/></text:span><text:span text:style-name="T9">Les marqueurs : </text:span></text:p>
          <text:list>
            <text:list-item>
              <text:p text:style-name="P8"><text:s/>`$` → début du message <text:s/></text:p>
            </text:list-item>
            <text:list-item>
              <text:p text:style-name="P7"><text:s/>`#` → fin du message <text:s/></text:p>
            </text:list-item>
            <text:list-item>
              <text:p text:style-name="P7"><text:s/>`:` → séparation des grandes sections <text:s/></text:p>
            </text:list-item>
            <text:list-item>
              <text:p text:style-name="P7"><text:s/>`,` → séparation d’éléments dans une section <text:s/></text:p>
            </text:list-item>
          </text:list>
        </text:list-item>
      </text:list>
      <text:p text:style-name="P6"/>
      <text:list text:continue-numbering="true" text:style-name="L2">
        <text:list-item>
          <text:p text:style-name="P9">Les sections du message</text:p>
          <text:list>
            <text:list-item>
              <text:p text:style-name="P10"><text:span text:style-name="T4">T → Le premier composant de ce protocole appelé Type, devrait plutôt s’appeler Catégorie. L’objectif <text:s/>de ce composant est de classer les messages </text:span><text:span text:style-name="T10">par nature</text:span><text:span text:style-name="T4">, ce qui </text:span><text:soft-page-break/><text:span text:style-name="T11">avec le composant <text:s/>Variable et Propriété permettra de choisir le sujet MQTT porteur (modalité et priorité MQTT). <text:s/>Le Type permet également d’orienter les traitements de l’information à leur arrivé sur les appareils. <text:s/>🔸 Types de message existants : </text:span></text:p>
              <text:list>
                <text:list-item>
                  <text:p text:style-name="P10">| Type | Signification | Usage |</text:p>
                </text:list-item>
                <text:list-item>
                  <text:p text:style-name="P10">|------|----------------|-------|</text:p>
                </text:list-item>
                <text:list-item>
                  <text:p text:style-name="P10">| `V` <text:s/>| Variable | Mise à jour ou lecture de valeur |</text:p>
                </text:list-item>
                <text:list-item>
                  <text:p text:style-name="P10">| `I` <text:s/>| Information | Log, accusé de réception, réponse |</text:p>
                </text:list-item>
                <text:list-item>
                  <text:p text:style-name="P10">| `F` <text:s/>| Fonction | Exécution d’une action spécifique |</text:p>
                </text:list-item>
                <text:list-item>
                  <text:p text:style-name="P10">| `E` <text:s/>| Erreur | Signal d’anomalie ou d’alerte |<text:line-break/><text:line-break/></text:p>
                  <text:p text:style-name="P10"/>
                </text:list-item>
              </text:list>
            </text:list-item>
          </text:list>
        </text:list-item>
      </text:list>
      <text:list text:style-name="L3">
        <text:list-item>
          <text:list>
            <text:list-item>
              <text:p text:style-name="P11"><text:span text:style-name="T10">V → Variable désigne le composant qui va être modifié par l’échange. Pour conserver la cohérence entre les composants du projet, on a une désignation commune des variables globales partagée.<text:line-break/></text:span><text:span text:style-name="T12">Dans node-red sur SP les variables sont définis avec :<text:line-break/></text:span><text:span text:style-name="T13">Exemple la variable </text:span><text:span text:style-name="T5">DemoVar :</text:span> <text:s text:c="2"/><text:line-break/> <text:s text:c="4"/><text:span text:style-name="T14">paramètre : exemple // Objectif</text:span></text:p>
              <text:list>
                <text:list-item>
                  <text:p text:style-name="P11">nomVarG: "DemoVar" // <text:span text:style-name="T15">utilisé comme clef</text:span></text:p>
                </text:list-item>
                <text:list-item>
                  <text:p text:style-name="P12">abbrVarG: "Dvar" // <text:span text:style-name="T15">utilisé dans le protocole d’échange TVPIV pour alléger la taille des messages .</text:span></text:p>
                </text:list-item>
                <text:list-item>
                  <text:p text:style-name="P12">instances: array[3]// <text:span text:style-name="T16">liste des instances. Toutes les instances d’une variables partage les mêmes propriétés avec des valeurs typés <text:s/>en fonction de la propriété.</text:span><text:tab/><text:tab/></text:p>
                </text:list-item>
                <text:list-item>
                  <text:p text:style-name="P12">descriptionVarG: "<text:span text:style-name="T16">description...</text:span> propriétés"// <text:span text:style-name="T16">permet de décrire la variable, d’ajouter des notes</text:span></text:p>
                </text:list-item>
                <text:list-item>
                  <text:p text:style-name="P12">dateUpdateVarG: "2025-09-23T15:00:00.000Z" // <text:span text:style-name="T16">date de la dernière mise à jour de la définition de la variable</text:span></text:p>
                </text:list-item>
                <text:list-item>
                  <text:p text:style-name="P12">proprietes: array[5] // <text:span text:style-name="T17">Comme pour les instances il peut y avoir plusieurs propriété pour une variable, au moins une. Car la valeur d’une variable peut-être un tableau à trois dimension : le tableau des propriété, une valeur par propriété et par instance et si la la valeur d’une propriété par instance est de type tableau ou objet, il faut définir la valeur par sous-propriété générer par le tableau ou l’objet. <text:line-break/></text:span><text:span text:style-name="T18">ATTENTION – Point de vigilance. Les échanges MQTT portent sur des propriétés, des instances et les valeurs associées. Une fonction devra construire le message MQTT en fonction des besoins en tirant les valeurs courantes d’une variable </text:span><text:span text:style-name="T19">par instance et pour chaque propriété (voir exemple détail variable globale in memory *</text:span><text:span text:style-name="T18"> <text:line-break/> <text:s/></text:span><text:span text:style-name="T17"><text:line-break/>- Détail des composants d’une propriété : </text:span></text:p>
                  <text:list>
                    <text:list-item>
                      <text:p text:style-name="P12">nomP: "nom"// <text:span text:style-name="T17">nom de la propriété, est utilisé comme clef</text:span></text:p>
                    </text:list-item>
                    <text:list-item>
                      <text:p text:style-name="P12">abbrP: "nbrev" // <text:span text:style-name="T17">l’abreviation est utilisé dans le message généré pour les échanges MQTT </text:span><text:span text:style-name="T20">comme clef .</text:span></text:p>
                    </text:list-item>
                    <text:list-item>
                      <text:p text:style-name="P13">typeP: "string" // <text:span text:style-name="T17">Dans node-red pour acceder à la valeur d’une variable globale coté memory il faut connaître son type.</text:span></text:p>
                    </text:list-item>
                    <text:list-item>
                      <text:p text:style-name="P12">schema: null // <text:span text:style-name="T17">permet de définir <text:s/></text:span><text:span text:style-name="T21">le nom de chaque sous propriete, son type et sa valeur <text:s/>→ les propriété de type array ou objet permettent de condenser l’information. Exemple si je veux paramétréer une led avec sa couleur, son intensité, le délai d’affichage, la durée d’affichage,…. I(ci Null , pas de schéma car ce n’est pas une propriété de type array ou objet).</text:span></text:p>
                    </text:list-item>
                    <text:list-item>
                      <text:p text:style-name="P14"><text:soft-page-break/>valeurs: object …. // <text:span text:style-name="T22">la valeur est toujours un objet ou l’on donne pour chaque instance les valeurs de ses différentes propriétés et le cas échéant sous propriétés.</text:span></text:p>
                      <text:p text:style-name="P15"><text:s/></text:p>
                    </text:list-item>
                  </text:list>
                </text:list-item>
              </text:list>
            </text:list-item>
            <text:list-item>
              <text:p text:style-name="P15">I → <text:span text:style-name="T19">Instances. Toujours ne instance créée par defaut * qui contiens la valeur par defaut de chaque propriété Les instances permettent de traiter de façon cohérente par exemple plusieurs capteurs identique en leur attrubuant pour chaque propriété des valeurs spécifiques ou en laissant la valeur par defaut. Les instances sont conservés dans un tableau. Par defaut l’indice 0 correspond à l’instance par defaut.</text:span></text:p>
              <text:p text:style-name="P15"/>
            </text:list-item>
            <text:list-item>
              <text:p text:style-name="P16">V → Valeurs : <text:span text:style-name="T23">Bien comprendre dans Node-red les valeurs contenus par propriété et par instances sont dans le fichier <text:s/>var globale celles par defauts. L’intérêt est quelles sont conservés quand l’application est éteinte. A l’ouverture, toutes les variables sont chargés <text:s/>dans global memory pour être disponible. Elles sont alors <text:s/>construite à partir du fichier et seront modifiable pendant toute la durée <text:s/>de l’application. Comme elle sont initialement construite à partir du fichiers. La première action sera d’initialiser si besoins les valeurs des autres appareils pour que qu’ils partent sur le mêmes bases.<text:line-break/>- Exemple de variable globale dans sa version memory only *  :<text:line-break/></text:span><text:span text:style-name="T24">J’ai pris la variable demoVar, je récupère chaque instance comme un objet avec celle marqué étoile comme valeur par defaut pour une nouvelle instance et un objet par instance. Pour chaque instance la valeur de chacune de ses propriétés.</text:span><text:span text:style-name="T23"><text:line-break/>{"*":{"nom":"zen3","age":10,"actif":true,"newProp":"za","propObjetTest":{"sspro1":"zazaz","sspro2test":true}},"inst1":{"nom":"Alicex","age":30,"actif":false,"newProp":"zaza","propObjetTest":{"sspro1":"ssqdd","sspro2test":true}},"inst2":{"nom":"Bob","age":26,"actif":false,"newProp":"zozoz","propObjetTest":{"sspro1":"qsdqsd","sspro2test":null}},"_abbrVarG":"DVar"} <text:line-break/></text:span></text:p>
            </text:list-item>
          </text:list>
        </text:list-item>
      </text:list>
      <text:p text:style-name="P17"><text:span text:style-name="T24">remarque : </text:span><text:span text:style-name="T4"><text:s/></text:span><text:span text:style-name="T10">Si des infos devait être transmise sur le typage des valeurs, elle le serait en association avec l’information sur la propriété via un codage</text:span><text:span text:style-name="T4"> (`b`, `s`, `i`, `o`, `t`) <text:line-break/><text:line-break/></text:span><text:span text:style-name="T25">Bilan : </text:span><text:span text:style-name="T4"><text:line-break/><text:line-break/></text:span><text:span text:style-name="T25">On voit que coté Node-red on peut synchroniser les valeurs des variables entre appareils avec une fonction au moment de l’ouverture de l’application en s’appuyant sur </text:span><text:span text:style-name="T9"><text:s/>SP dans </text:span><text:span text:style-name="T7"><text:s/>un flow node-red chargé de la définition des variables globales , qui stocke ces dernières dans un fichier. Chaque variable est un objet. </text:span><text:span text:style-name="T9">Cet objet doit permettre de stocker un descriptif de <text:s/>la variable qui permettent de lui attribuer une valeur, et de faire circuler l’information entre les appareils.</text:span><text:span text:style-name="T25"> <text:line-break/></text:span><text:span text:style-name="T20">Après avoir transformé la variable globale dcontenu dans mémory pour la mettre au format : </text:span></text:p>
      <text:p text:style-name="P18">$V::D,*,C,255,128,64#<text:line-break/><text:line-break/><text:span text:style-name="T20">On peut également dans la portion de flow qui gère cette transformation, orienté vers un sujet MQTT spécifique en utilisant les données, c’est le cas de type. En effet la priorité des échanges pet la configuration du nœud MQTT peut être différente pour une transmissions d’information, par rapport à l’actualisation de la valeur d’une variable.<text:line-break/><text:line-break/>Il faudra une fonction inverse lors de la réception des messages venant d’Arduino ou de SE </text:span></text:p>
      <text:p text:style-name="P18">```</text:p>
      <text:p text:style-name="P18"/>
      <text:p text:style-name="P18">| Élément | Signification |</text:p>
      <text:p text:style-name="P18">|----------|----------------|</text:p>
      <text:p text:style-name="P18">| `$` / `#` | Délimiteurs de message |</text:p>
      <text:p text:style-name="P18"><text:soft-page-break/>| `V` | Type (Variable) |</text:p>
      <text:p text:style-name="P18">| `D` | Variable (ex : LED) |</text:p>
      <text:p text:style-name="P18"><text:s/><text:span text:style-name="T8">|</text:span>`C` | Propriété (Couleur) |</text:p>
      <text:p text:style-name="P18">| `*` | Instance (toutes) |</text:p>
      <text:p text:style-name="P18">| `255,128,64` | Valeur (RVB) |</text:p>
      <text:h text:style-name="P19" text:outline-level="2">Définition des variables globales du projet</text:h>
      <text:p text:style-name="P20"><text:span text:style-name="T7">La définition initiale des </text:span><text:span text:style-name="T9">variables globales au sens de « partagé par l’ensemble des appareils » se fait sur SP dans </text:span><text:span text:style-name="T7"><text:s/>un flow node-red chargé de la définition des variables globales , qui stocke ces dernières dans un fichier. Chaque variable est un objet. </text:span><text:span text:style-name="T9">Cet objet doit permettre de stocker un descriptif de <text:s/>la variable qui permettent de lui attribuer une valeur, et de faire circuler l’information entre les appareils.</text:span></text:p>
      <text:p text:style-name="P20"/>
      <text:h text:style-name="Heading_20_2" text:outline-level="2">Fonctionnement du module `communication.cpp`</text:h>
      <text:p text:style-name="Text_20_body"/>
      <text:h text:style-name="Heading_20_3" text:outline-level="3">### 🧱 Objectif</text:h>
      <text:p text:style-name="P1">Gérer la réception, le décodage et le traitement des messages VPIV échangés sur le port série.</text:p>
      <text:h text:style-name="Heading_20_3" text:outline-level="3">### 1. Réception série — `recvSeWithStartEndMarkers()`</text:h>
      <text:h text:style-name="Heading_20_4" text:outline-level="4">**Rôle :**</text:h>
      <text:p text:style-name="P1">- Lire les caractères arrivant sur `Serial`</text:p>
      <text:p text:style-name="P1">- Reconnaître un message complet (`$ ... #`)</text:p>
      <text:p text:style-name="P1">- Appeler `parseVPIV()` une fois le message reçu</text:p>
      <text:h text:style-name="Heading_20_4" text:outline-level="4">**Sécurité :**</text:h>
      <text:p text:style-name="P1">- Vérifie la taille du buffer pour éviter débordement</text:p>
      <text:p text:style-name="P1">- Déclenche `handleEmergency(EMERGENCY_BUFFER_OVERFLOW)` si dépassement</text:p>
      <text:p text:style-name="P1"/>
      <text:h text:style-name="Heading_20_3" text:outline-level="3">### 2. Décodage du message — `parseVPIV()`</text:h>
      <text:p text:style-name="P1"/>
      <text:h text:style-name="Heading_20_4" text:outline-level="4">**Rôle :**</text:h>
      <text:p text:style-name="P1">- Extraire chaque champ du message selon les séparateurs `: , #`</text:p>
      <text:p text:style-name="P1">- Remplir la structure `MessageVPIV`</text:p>
      <text:h text:style-name="Heading_20_4" text:outline-level="4">**Structure :**</text:h>
      <text:p text:style-name="P1">```cpp</text:p>
      <text:p text:style-name="P1">typedef struct {</text:p>
      <text:p text:style-name="P1"><text:s text:c="2"/>char type;</text:p>
      <text:p text:style-name="P1"><text:s text:c="2"/>char variable;</text:p>
      <text:p text:style-name="P1"><text:soft-page-break/><text:s text:c="2"/>bool allInstances;</text:p>
      <text:p text:style-name="P1"><text:s text:c="2"/>int instances[MAX_INSTANCES];</text:p>
      <text:p text:style-name="P1"><text:s text:c="2"/>char properties[MAX_PROPERTIES];</text:p>
      <text:p text:style-name="P1"><text:s text:c="2"/>char values[MAX_PROPERTIES][MAX_INSTANCES][MAX_VALUE_LEN];</text:p>
      <text:p text:style-name="P1"><text:s text:c="2"/>int nbInstances;</text:p>
      <text:p text:style-name="P1"><text:s text:c="2"/>int nbProperties;</text:p>
      <text:p text:style-name="P1">} MessageVPIV;</text:p>
      <text:h text:style-name="Heading_20_4" text:outline-level="4">**Comportement :**</text:h>
      <text:p text:style-name="P1">- `*` → toutes les instances (`allInstances = true`)</text:p>
      <text:p text:style-name="P1">- chiffre → identifiant d’instance</text:p>
      <text:p text:style-name="P1">- lettre → propriété</text:p>
      <text:p text:style-name="P1">- autre → valeur associée à la propriété courante</text:p>
      <text:p text:style-name="P1"/>
      <text:h text:style-name="Heading_20_3" text:outline-level="3">### 3. Traitement du message — `SeTraitementNewV4()`</text:h>
      <text:p text:style-name="P1"/>
      <text:h text:style-name="Heading_20_4" text:outline-level="4">**Rôle :**</text:h>
      <text:p text:style-name="P1">Appliquer une action selon la variable reçue.</text:p>
      <text:p text:style-name="P1">**Exemple intégré :** gestion d’une LED RGB</text:p>
      <text:p text:style-name="P1">```cpp</text:p>
      <text:p text:style-name="P1">if (lastMessage.variable == 'D') {</text:p>
      <text:p text:style-name="P1"><text:s text:c="2"/>for (int p = 0; p &lt; lastMessage.nbProperties; p++) {</text:p>
      <text:p text:style-name="P1"><text:s text:c="4"/>if (lastMessage.properties[p] == 'C') {</text:p>
      <text:p text:style-name="P1"><text:s text:c="6"/>int r,g,b;</text:p>
      <text:p text:style-name="P1"><text:s text:c="6"/>if (sscanf(lastMessage.values[p][0], "%d,%d,%d", &amp;r,&amp;g,&amp;b) != 3) {</text:p>
      <text:p text:style-name="P1"><text:s text:c="8"/>handleEmergency(EMERGENCY_SENSOR_FAIL);</text:p>
      <text:p text:style-name="P1"><text:s text:c="8"/>sendError("Format couleur invalide", "LED", lastMessage.values[p][0]);</text:p>
      <text:p text:style-name="P1"><text:s text:c="8"/>return;</text:p>
      <text:p text:style-name="P1"><text:s text:c="6"/>}</text:p>
      <text:p text:style-name="P1"><text:s text:c="6"/>// Application des valeurs r,g,b à la LED</text:p>
      <text:p text:style-name="P1"><text:s text:c="4"/>}</text:p>
      <text:p text:style-name="P1"><text:s text:c="2"/>}</text:p>
      <text:p text:style-name="P1">}</text:p>
      <text:p text:style-name="P1">newData = false;</text:p>
      <text:p text:style-name="P1">```</text:p>
      <text:p text:style-name="P1"/>
      <text:p text:style-name="P21"/>
      <text:h text:style-name="Heading_20_3" text:outline-level="3">### 4. Envoi de réponses</text:h>
      <text:p text:style-name="P1"/>
      <text:h text:style-name="Heading_20_4" text:outline-level="4">#### a) `sendAck()`</text:h>
      <text:p text:style-name="P1">Réponse d’accusé de réception :</text:p>
      <text:p text:style-name="P1">```</text:p>
      <text:p text:style-name="P1">$I:ACK:message#</text:p>
      <text:p text:style-name="P1">```</text:p>
      <text:p text:style-name="P1"/>
      <text:h text:style-name="Heading_20_4" text:outline-level="4">#### b) `sendError()`</text:h>
      <text:p text:style-name="P1">Message d’erreur formaté :</text:p>
      <text:p text:style-name="P1">```</text:p>
      <text:p text:style-name="P1">$E:erreur:module,,,détail#</text:p>
      <text:p text:style-name="P1">```</text:p>
      <text:p text:style-name="P1"/>
      <text:h text:style-name="Heading_20_2" text:outline-level="2">## 🔸 Liaison avec Node-RED</text:h>
      <text:p text:style-name="P1"/>
      <text:h text:style-name="Heading_20_4" text:outline-level="4">- **Côté SE (smartphone embarqué)** :</text:h>
      <text:p text:style-name="P1"><text:s text:c="2"/>- communique via USB série avec l’Arduino <text:s/></text:p>
      <text:p text:style-name="P1"><text:s text:c="2"/>- traduit les trames série en messages MQTT</text:p>
      <text:p text:style-name="P1"/>
      <text:h text:style-name="Heading_20_4" text:outline-level="4">- **Côté SP (smartphone pilote)** :</text:h>
      <text:p text:style-name="P1"><text:s text:c="2"/>- utilise Node-RED pour :</text:p>
      <text:p text:style-name="P1"><text:s text:c="4"/>- recevoir, afficher et traiter les messages</text:p>
      <text:p text:style-name="P1"><text:s text:c="4"/>- piloter le robot via interface graphique</text:p>
      <text:p text:style-name="P1"><text:s text:c="4"/>- transmettre des ordres encodés VPIV</text:p>
      <text:p text:style-name="P1"/>
      <text:h text:style-name="Heading_20_4" text:outline-level="4">**Structure côté Node-RED :**</text:h>
      <text:p text:style-name="P1">```js</text:p>
      <text:p text:style-name="P1">{</text:p>
      <text:p text:style-name="P1"><text:s text:c="2"/>variable: "ledring",</text:p>
      <text:p text:style-name="P1"><text:s text:c="2"/>instances: ["*"],</text:p>
      <text:p text:style-name="P1"><text:s text:c="2"/>proprietes: ["z"],</text:p>
      <text:p text:style-name="P1"><text:s text:c="2"/>valeurs: [["128"]],</text:p>
      <text:p text:style-name="P1"><text:s text:c="2"/>type: "V"</text:p>
      <text:p text:style-name="P1">}</text:p>
      <text:p text:style-name="P1"><text:soft-page-break/></text:p>
      <text:h text:style-name="Heading_20_3" text:outline-level="3">## 🔸 Exemple complet d’échange</text:h>
      <text:p text:style-name="P1"/>
      <text:h text:style-name="Heading_20_4" text:outline-level="4">### 🔹 Commande envoyée</text:h>
      <text:p text:style-name="P1">```</text:p>
      <text:p text:style-name="P1">$V::D,*,C,255,128,64#</text:p>
      <text:p text:style-name="P1">```</text:p>
      <text:p text:style-name="P1"/>
      <text:h text:style-name="Heading_20_4" text:outline-level="4">### 🔹 Arduino décode</text:h>
      <text:p text:style-name="P1">- Type : `V`</text:p>
      <text:p text:style-name="P1">- Variable : `D`</text:p>
      <text:p text:style-name="P1">- Propriété : `C` (Couleur)</text:p>
      <text:p text:style-name="P1">- Valeur : `255,128,64`</text:p>
      <text:p text:style-name="P1"/>
      <text:h text:style-name="Heading_20_4" text:outline-level="4">### 🔹 Arduino agit</text:h>
      <text:p text:style-name="P1">- Modifie la LED RGB correspondante</text:p>
      <text:p text:style-name="P1"/>
      <text:h text:style-name="Heading_20_4" text:outline-level="4">### 🔹 Arduino répond</text:h>
      <text:p text:style-name="P1">```</text:p>
      <text:p text:style-name="P1">$I:ACK:LED couleur mise à jour#</text:p>
      <text:p text:style-name="P1">```</text:p>
      <text:h text:style-name="Heading_20_3" text:outline-level="3">## 🔸 Gestion des erreurs</text:h>
      <text:p text:style-name="P1"/>
      <text:p text:style-name="P1">Les erreurs critiques sont centralisées dans `emergency.cpp` :</text:p>
      <text:p text:style-name="P1">- `EMERGENCY_BUFFER_OVERFLOW` → dépassement du tampon série</text:p>
      <text:p text:style-name="P1">- `EMERGENCY_SENSOR_FAIL` → format de valeur incorrect</text:p>
      <text:p text:style-name="P1">- Autres selon le contexte matériel</text:p>
      <text:p text:style-name="P1"/>
      <text:p text:style-name="P1">Chaque erreur déclenche :</text:p>
      <text:p text:style-name="P1">- Un envoi `$E:` sur le port série</text:p>
      <text:p text:style-name="P1">- Une réaction interne (log, clignotement, etc.)</text:p>
      <text:p text:style-name="P1"/>
      <text:p text:style-name="P1">## 🔸 Points forts du protocole VPIV</text:p>
      <text:p text:style-name="P1"/>
      <text:p text:style-name="P1">✅ Compact et rapide à parser <text:s/></text:p>
      <text:p text:style-name="P1">✅ Robuste et lisible (délimiteurs clairs) <text:s/></text:p>
      <text:p text:style-name="P1"><text:soft-page-break/>✅ Faible empreinte mémoire (pas de `String`) <text:s/></text:p>
      <text:p text:style-name="P1">✅ Extensible (nouvelles propriétés et types) <text:s/></text:p>
      <text:p text:style-name="P1">✅ Compatible avec MQTT / Node-RED <text:s/></text:p>
      <text:p text:style-name="P1">✅ Gestion intégrée des erreurs</text:p>
      <text:p text:style-name="P1"/>
      <text:p text:style-name="P1"/>
      <text:h text:style-name="Heading_20_3" text:outline-level="3">## 🔸 Exemple d’intégration dans la boucle principale</text:h>
      <text:p text:style-name="P1"/>
      <text:p text:style-name="P1">```cpp</text:p>
      <text:p text:style-name="P1">void loop() {</text:p>
      <text:p text:style-name="P1"><text:s text:c="2"/>recvSeWithStartEndMarkers();</text:p>
      <text:p text:style-name="P1"><text:s text:c="2"/>SeTraitementNewV4();</text:p>
      <text:p text:style-name="P1">}</text:p>
      <text:p text:style-name="P1"/>
      <text:p text:style-name="P1"/>
      <text:h text:style-name="Heading_20_3" text:outline-level="3">## 🔸 Évolutions prévues</text:h>
      <text:p text:style-name="P1"/>
      <text:p text:style-name="P1">- [ ] Typage étendu des variables (`b`, `s`, `i`, `o`, `t`)</text:p>
      <text:p text:style-name="P1">- [ ] Gestion d’ensembles d’instances complexes</text:p>
      <text:p text:style-name="P1">- [ ] Accusés de réception enrichis (timestamp, CRC)</text:p>
      <text:p text:style-name="P1">- [ ] Compression ou encodage base64 pour longs messages</text:p>
      <text:p text:style-name="P1">- [ ] Décodage natif JSON côté Node-RED</text:p>
      <text:p text:style-name="P1"/>
      <text:p text:style-name="P1">---</text:p>
      <text:p text:style-name="P1"/>
      <text:p text:style-name="P1">## 🔸 Résumé</text:p>
      <text:p text:style-name="P1"/>
      <text:p text:style-name="P1">| Fonction | Rôle |</text:p>
      <text:p text:style-name="P1">|-----------|------|</text:p>
      <text:p text:style-name="P1">| `recvSeWithStartEndMarkers()` | Lecture série et détection de message complet |</text:p>
      <text:p text:style-name="P1">| `parseVPIV()` | Décodage du protocole VPIV |</text:p>
      <text:p text:style-name="P1">| `SeTraitementNewV4()` | Application des actions selon variable/propriété |</text:p>
      <text:p text:style-name="P1">| `sendAck()` | Envoi d’un accusé de réception |</text:p>
      <text:p text:style-name="P1">| `sendError()` | Transmission d’un message d’erreur |</text:p>
      <text:p text:style-name="P1"/>
      <text:p text:style-name="P1">✳️ *Synthèse réalisée par ChatGPT (GPT-5), octobre 2025 – adaptée à ton projet RZmegaV4 / Node-RED / Arduino Meg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147cm" fo:margin-bottom="1.24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date>2025-11-16T22:15:01.475100800</dc:date>
    <meta:editing-duration>PT22H11M56S</meta:editing-duration>
    <meta:editing-cycles>5</meta:editing-cycles>
    <meta:document-statistic meta:table-count="0" meta:image-count="0" meta:object-count="0" meta:page-count="9" meta:paragraph-count="221" meta:word-count="2079" meta:character-count="13528" meta:non-whitespace-character-count="11423"/>
  </office:meta>
</office:document-meta>
</file>